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b9cc" officeooo:paragraph-rsid="001e360e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e360e" officeooo:paragraph-rsid="001e360e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e360e" officeooo:paragraph-rsid="001e360e"/>
    </style:style>
    <style:style style:name="P4" style:family="paragraph" style:parent-style-name="Standard">
      <style:text-properties officeooo:rsid="001eaf32" officeooo:paragraph-rsid="001eaf32"/>
    </style:style>
    <style:style style:name="P5" style:family="paragraph" style:parent-style-name="Standard">
      <style:text-properties fo:font-weight="bold" officeooo:rsid="001eaf32" officeooo:paragraph-rsid="001eaf32" style:font-weight-asian="bold" style:font-weight-complex="bold"/>
    </style:style>
    <style:style style:name="P6" style:family="paragraph" style:parent-style-name="Standard">
      <style:text-properties officeooo:rsid="001f79ad" officeooo:paragraph-rsid="001f79ad"/>
    </style:style>
    <style:style style:name="T1" style:family="text">
      <style:text-properties officeooo:rsid="001512b6"/>
    </style:style>
    <style:style style:name="T2" style:family="text">
      <style:text-properties officeooo:rsid="001e360e"/>
    </style:style>
    <style:style style:name="T3" style:family="text">
      <style:text-properties officeooo:rsid="001eaf32"/>
    </style:style>
    <style:style style:name="T4" style:family="text">
      <style:text-properties style:text-position="super 58%"/>
    </style:style>
    <style:style style:name="T5" style:family="text">
      <style:text-properties style:text-position="super 58%" fo:background-color="#afd095" loext:char-shading-value="0"/>
    </style:style>
    <style:style style:name="T6" style:family="text">
      <style:text-properties style:text-position="0% 100%"/>
    </style:style>
    <style:style style:name="T7" style:family="text">
      <style:text-properties style:text-position="0% 100%" fo:background-color="#afd095" loext:char-shading-value="0"/>
    </style:style>
    <style:style style:name="T8" style:family="text">
      <style:text-properties officeooo:rsid="001f74f3"/>
    </style:style>
    <style:style style:name="T9" style:family="text">
      <style:text-properties fo:font-weight="bold" officeooo:rsid="001f74f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<text:span text:style-name="T1">1</text:span><text:span text:style-name="T2">2</text:span> by Timofei Podlorytov</text:p>
      <text:p text:style-name="P1"><text:span text:style-name="T1">1</text:span><text:span text:style-name="T2">2</text:span>.1</text:p>
      <text:p text:style-name="P6">the algorithm implementation is in the cpp file provided with.</text:p>
      <text:p text:style-name="P2">12.2</text:p>
      <text:p text:style-name="P3"><text:span text:style-name="T9">a)</text:span>The <text:span text:style-name="T3">solution is in the cpp file.</text:span></text:p>
      <text:p text:style-name="P5">b)</text:p>
      <text:p text:style-name="P4">We have nested for loops which for a triangle with n rows have 1+2+3..+n=(n+1)n/2 iterations.</text:p>
      <text:p text:style-name="P4">This is equal to n<text:span text:style-name="T4">2</text:span><text:span text:style-name="T6">/2+n/2. For each iteration we have only O(1) complexity since all actions are O(const) meaning we have O(n</text:span><text:span text:style-name="T4">2</text:span><text:span text:style-name="T6">) for the first loop.</text:span></text:p>
      <text:p text:style-name="P4"/>
      <text:p text:style-name="P4">Then we search for the maximum in last row taking us n iterations – O(n)</text:p>
      <text:p text:style-name="P4">The same number of iterations it takes to track back the path since we have n levels and to print it.</text:p>
      <text:p text:style-name="P4"/>
      <text:p text:style-name="P4">In total we have O(n<text:span text:style-name="T4">2</text:span><text:span text:style-name="T6">)+3O(n)=</text:span><text:span text:style-name="T7">O(n</text:span><text:span text:style-name="T5">2</text:span><text:span text:style-name="T7">) -our total time complexity</text:span></text:p>
      <text:p text:style-name="Standard"/>
      <text:p text:style-name="P4">Now we need to analyze brute force:</text:p>
      <text:p text:style-name="P4">Imagine we build a recursion where we return the maximum of left and right path(thus calling recursion). The we call it for the top of the triangle.</text:p>
      <text:p text:style-name="P4"/>
      <text:p text:style-name="P4">For each call we have 2 options meaning for each time we call the function we have 2 recursion calls 1 level – 1 path. For 2 -2 paths and for n levels we would have 2<text:span text:style-name="T4">n-1</text:span><text:span text:style-name="T7">=O(2</text:span><text:span text:style-name="T5">n</text:span><text:span text:style-name="T7">) brute force complexity</text:span></text:p>
      <text:p text:style-name="P5">c)</text:p>
      <text:p text:style-name="P4">Greedy:</text:p>
      <text:p text:style-name="P4">at each level we choose the larger option thus completing the triangle in linear time. But the fact that the algorithm doesn’t work can be proven with counter example:</text:p>
      <text:p text:style-name="P4"><text:tab/><text:tab/>1</text:p>
      <text:p text:style-name="P4"><text:tab/> <text:s text:c="8"/>1 <text:s text:c="2"/>8</text:p>
      <text:p text:style-name="P4"><text:s text:c="18"/>10 <text:s/>1 <text:s/>2</text:p>
      <text:p text:style-name="P4"><text:s text:c="16"/>10 1 <text:s text:c="2"/>1 <text:s/>2</text:p>
      <text:p text:style-name="P4"><text:s text:c="14"/>10 <text:s/>1 <text:s/>1 <text:s text:c="2"/>1 <text:s/>2</text:p>
      <text:p text:style-name="P4">On first level we would choose 1, then 8, then 2,2,2. Since 1&lt;8, 1&lt;2. BUT. The optimal solution would be to go left and get the sum 32 instead of 15. The algorithm doesn’t work. </text:p>
      <text:p text:style-name="P4"><text:tab/><text:tab/><text:tab/><text:tab/><text:tab/><text:tab/><text:tab/><text:tab/><text:tab/><text:tab/><text:tab/>◼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0:40:38.583240492</meta:creation-date>
    <dc:date>2024-05-01T11:06:12.903100446</dc:date>
    <meta:editing-duration>PT25M34S</meta:editing-duration>
    <meta:editing-cycles>4</meta:editing-cycles>
    <meta:generator>LibreOffice/7.6.6.3$Linux_X86_64 LibreOffice_project/60$Build-3</meta:generator>
    <meta:document-statistic meta:table-count="0" meta:image-count="0" meta:object-count="0" meta:page-count="1" meta:paragraph-count="24" meta:word-count="265" meta:character-count="1460" meta:non-whitespace-character-count="1133"/>
  </office:meta>
</office:document-meta>
</file>